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RME TAREA 7</text:p>
      <text:p text:style-name="Standard"/>
      <text:p text:style-name="Standard"/>
      <text:p text:style-name="P3">Cesar Quintana</text:p>
      <text:p text:style-name="P3">Nancy Ruiz</text:p>
      <text:p text:style-name="Standard"/>
      <text:p text:style-name="Standard"/>
      <text:p text:style-name="P1">Comentarios sobre el código:</text:p>
      <text:p text:style-name="Standard"/>
      <text:p text:style-name="P1">Resultados obtenidos con el primer método:</text:p>
      <text:p text:style-name="Standard"/>
      <text:p text:style-name="Standard">este metodo calcula las derivadas como diferencias centradas. Las derivadas en el punto i dependen del punto i+1 y i-1. Al graficar con este método (Solución 1 del notebook) es posible ver una gráfica que se compone de 3 rectas y dos segmentos oscilantes. Estos segmentos representan el ruido.</text:p>
      <text:p text:style-name="Standard">Con este método la solución presenta una cantidad considerable de ruido, lo cual indica que la solución no es muy precisa numéricamente</text:p>
      <text:p text:style-name="Standard"/>
      <text:p text:style-name="P1">Resultados obtenidos con el segundo método (Lax-Wendroff ):</text:p>
      <text:p text:style-name="P1"/>
      <text:p text:style-name="P2">Este método hacía lo mismo que el primero con la única diferencia que hace uso de la expansión hasta de segundo orden de la función, por lo tanto la fórmula difiere de un término adicional que depende de la constante beta al cuadrado sobre 8, por otro término que depende de las derivadas centradas en i+1 y i.</text:p>
      <text:p text:style-name="P2">Como este método hace uso de tal expansión, al graficarlo fue posible ver la misma grafica del primer metodo pero con los segmentos oscilantes más reducidos. Lo cuál significa que no hay tanto ruido como en el primer método, y la solución es más preci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19:28:51</meta:creation-date>
    <dc:date>2013-11-07T11:53:22</dc:date>
    <meta:editing-duration>PT2H22M46S</meta:editing-duration>
    <meta:editing-cycles>2</meta:editing-cycles>
    <meta:generator>LibreOffice/3.5$Linux_X86_64 LibreOffice_project/350m1$Build-2</meta:generator>
    <meta:document-statistic meta:table-count="0" meta:image-count="0" meta:object-count="0" meta:page-count="1" meta:paragraph-count="10" meta:word-count="199" meta:character-count="1160" meta:non-whitespace-character-count="971"/>
  </office:meta>
</office:document-meta>
</file>